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5.054cm"/>
    </style:style>
    <style:style style:name="co6" style:family="table-column">
      <style:table-column-properties fo:break-before="auto" style:column-width="6.872cm"/>
    </style:style>
    <style:style style:name="co7" style:family="table-column">
      <style:table-column-properties fo:break-before="auto" style:column-width="19.798cm"/>
    </style:style>
    <style:style style:name="co8" style:family="table-column">
      <style:table-column-properties fo:break-before="auto" style:column-width="3.198cm"/>
    </style:style>
    <style:style style:name="co9" style:family="table-column">
      <style:table-column-properties fo:break-before="auto" style:column-width="8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8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5983b0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PILU - Instruction se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5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LAPILU Instruction set</text:p>
          </table:table-cell>
          <table:covered-table-cell table:number-columns-repeated="5" table:style-name="ce54"/>
          <table:table-cell/>
          <table:table-cell table:style-name="ce58" office:value-type="string" calcext:value-type="string" table:number-columns-spanned="2" table:number-rows-spanned="1">
            <text:p>Color annotations</text:p>
          </table:table-cell>
          <table:covered-table-cell table:style-name="ce69"/>
        </table:table-row>
        <table:table-row table:style-name="ro3">
          <table:table-cell/>
          <table:table-cell table:style-name="ce8" office:value-type="string" calcext:value-type="string">
            <text:p>Mnemonic</text:p>
          </table:table-cell>
          <table:table-cell table:style-name="ce8" office:value-type="string" calcext:value-type="string">
            <text:p>Instruction number</text:p>
          </table:table-cell>
          <table:table-cell table:style-name="ce8" office:value-type="string" calcext:value-type="string">
            <text:p>Binary representation</text:p>
          </table:table-cell>
          <table:table-cell table:style-name="ce8" office:value-type="string" calcext:value-type="string">
            <text:p>Addressing Mode</text:p>
          </table:table-cell>
          <table:table-cell table:style-name="ce8" office:value-type="string" calcext:value-type="string">
            <text:p>Number of clock cycles</text:p>
          </table:table-cell>
          <table:table-cell table:style-name="ce8" office:value-type="string" calcext:value-type="string">
            <text:p>Description</text:p>
          </table:table-cell>
          <table:table-cell/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Description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DC</text:p>
          </table:table-cell>
          <table:table-cell office:value-type="float" office:value="1" calcext:value-type="float">
            <text:p>1</text:p>
          </table:table-cell>
          <table:table-cell table:formula="of:=DEC2BIN([.C4];8)" office:value-type="string" office:string-value="00000001" calcext:value-type="string">
            <text:p>0000000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Adds with carry the value with the acumulator</text:p>
          </table:table-cell>
          <table:table-cell/>
          <table:table-cell table:style-name="ce28"/>
          <table:table-cell table:style-name="ce46" office:value-type="string" calcext:value-type="string">
            <text:p>Aritmetic or logic operations</text:p>
          </table:table-cell>
        </table:table-row>
        <table:table-row table:style-name="ro4">
          <table:table-cell/>
          <table:covered-table-cell/>
          <table:table-cell office:value-type="float" office:value="2" calcext:value-type="float">
            <text:p>2</text:p>
          </table:table-cell>
          <table:table-cell table:formula="of:=DEC2BIN([.C5];8)" office:value-type="string" office:string-value="00000010" calcext:value-type="string">
            <text:p>00000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29"/>
          <table:table-cell table:style-name="ce46" office:value-type="string" calcext:value-type="string">
            <text:p>Conditional branch instructions</text:p>
          </table:table-cell>
        </table:table-row>
        <table:table-row table:style-name="ro4">
          <table:table-cell/>
          <table:covered-table-cell/>
          <table:table-cell office:value-type="float" office:value="3" calcext:value-type="float">
            <text:p>3</text:p>
          </table:table-cell>
          <table:table-cell table:formula="of:=DEC2BIN([.C6];8)" office:value-type="string" office:string-value="00000011" calcext:value-type="string">
            <text:p>00000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44"/>
          <table:table-cell table:style-name="ce46" office:value-type="string" calcext:value-type="string">
            <text:p>Unconditional branch instru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SUB</text:p>
          </table:table-cell>
          <table:table-cell office:value-type="float" office:value="4" calcext:value-type="float">
            <text:p>4</text:p>
          </table:table-cell>
          <table:table-cell table:formula="of:=DEC2BIN([.C7];8)" office:value-type="string" office:string-value="00000100" calcext:value-type="string">
            <text:p>000001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Subtracts the value passed as a parameter to the accumulator</text:p>
          </table:table-cell>
          <table:table-cell/>
          <table:table-cell table:style-name="ce30"/>
          <table:table-cell table:style-name="ce46" office:value-type="string" calcext:value-type="string">
            <text:p>Processor status flags clear instructions</text:p>
          </table:table-cell>
        </table:table-row>
        <table:table-row table:style-name="ro4">
          <table:table-cell/>
          <table:covered-table-cell/>
          <table:table-cell office:value-type="float" office:value="5" calcext:value-type="float">
            <text:p>5</text:p>
          </table:table-cell>
          <table:table-cell table:formula="of:=DEC2BIN([.C8];8)" office:value-type="string" office:string-value="00000101" calcext:value-type="string">
            <text:p>0000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31"/>
          <table:table-cell table:style-name="ce46" office:value-type="string" calcext:value-type="string">
            <text:p>Processor status flags set instructions</text:p>
          </table:table-cell>
        </table:table-row>
        <table:table-row table:style-name="ro4">
          <table:table-cell/>
          <table:covered-table-cell/>
          <table:table-cell office:value-type="float" office:value="6" calcext:value-type="float">
            <text:p>6</text:p>
          </table:table-cell>
          <table:table-cell table:formula="of:=DEC2BIN([.C9];8)" office:value-type="string" office:string-value="00000110" calcext:value-type="string">
            <text:p>0000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27"/>
          <table:table-cell table:style-name="ce46" office:value-type="string" calcext:value-type="string">
            <text:p>Load instructions</text:p>
          </table:table-cell>
        </table:table-row>
        <table:table-row table:style-name="ro4">
          <table:table-cell/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table:formula="of:=DEC2BIN([.C10];8)" office:value-type="string" office:string-value="00000111" calcext:value-type="string">
            <text:p>0000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crements the acumulator by one</text:p>
          </table:table-cell>
          <table:table-cell/>
          <table:table-cell table:style-name="ce38"/>
          <table:table-cell table:style-name="ce46" office:value-type="string" calcext:value-type="string">
            <text:p>Store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OR</text:p>
          </table:table-cell>
          <table:table-cell office:value-type="float" office:value="8" calcext:value-type="float">
            <text:p>8</text:p>
          </table:table-cell>
          <table:table-cell table:formula="of:=DEC2BIN([.C11];8)" office:value-type="string" office:string-value="00001000" calcext:value-type="string">
            <text:p>000010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OR between the value and the acumulator</text:p>
          </table:table-cell>
          <table:table-cell/>
          <table:table-cell table:style-name="ce32"/>
          <table:table-cell table:style-name="ce46" office:value-type="string" calcext:value-type="string">
            <text:p>Transfer instructions</text:p>
          </table:table-cell>
        </table:table-row>
        <table:table-row table:style-name="ro4">
          <table:table-cell/>
          <table:covered-table-cell/>
          <table:table-cell office:value-type="float" office:value="9" calcext:value-type="float">
            <text:p>9</text:p>
          </table:table-cell>
          <table:table-cell table:formula="of:=DEC2BIN([.C12];8)" office:value-type="string" office:string-value="00001001" calcext:value-type="string">
            <text:p>00001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3"/>
          <table:table-cell table:style-name="ce46" office:value-type="string" calcext:value-type="string">
            <text:p>Return instructions</text:p>
          </table:table-cell>
        </table:table-row>
        <table:table-row table:style-name="ro4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DEC2BIN([.C13];8)" office:value-type="string" office:string-value="00001010" calcext:value-type="string">
            <text:p>00001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4"/>
          <table:table-cell table:style-name="ce46" office:value-type="string" calcext:value-type="string">
            <text:p>Push to stack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ND</text:p>
          </table:table-cell>
          <table:table-cell office:value-type="float" office:value="11" calcext:value-type="float">
            <text:p>11</text:p>
          </table:table-cell>
          <table:table-cell table:formula="of:=DEC2BIN([.C14];8)" office:value-type="string" office:string-value="00001011" calcext:value-type="string">
            <text:p>000010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AND between the value and the acumulator</text:p>
          </table:table-cell>
          <table:table-cell/>
          <table:table-cell table:style-name="ce35"/>
          <table:table-cell table:style-name="ce46" office:value-type="string" calcext:value-type="string">
            <text:p>Pop from stack instructions</text:p>
          </table:table-cell>
        </table:table-row>
        <table:table-row table:style-name="ro4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DEC2BIN([.C15];8)" office:value-type="string" office:string-value="00001100" calcext:value-type="string">
            <text:p>0000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/>
          <table:table-cell table:style-name="ce36"/>
          <table:table-cell table:style-name="ce46" office:value-type="string" calcext:value-type="string">
            <text:p>No operation</text:p>
          </table:table-cell>
        </table:table-row>
        <table:table-row table:style-name="ro4">
          <table:table-cell/>
          <table:covered-table-cell/>
          <table:table-cell office:value-type="float" office:value="13" calcext:value-type="float">
            <text:p>13</text:p>
          </table:table-cell>
          <table:table-cell table:formula="of:=DEC2BIN([.C16];8)" office:value-type="string" office:string-value="00001101" calcext:value-type="string">
            <text:p>0000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  <table:table-cell table:formula="of:=DEC2BIN([.C17];8)" office:value-type="string" office:string-value="00001110" calcext:value-type="string">
            <text:p>000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forms ONES complement to the acumulator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XOR</text:p>
          </table:table-cell>
          <table:table-cell office:value-type="float" office:value="15" calcext:value-type="float">
            <text:p>15</text:p>
          </table:table-cell>
          <table:table-cell table:formula="of:=DEC2BIN([.C18];8)" office:value-type="string" office:string-value="00001111" calcext:value-type="string">
            <text:p>00001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XOR between the value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6" calcext:value-type="float">
            <text:p>16</text:p>
          </table:table-cell>
          <table:table-cell table:formula="of:=DEC2BIN([.C19];8)" office:value-type="string" office:string-value="00010000" calcext:value-type="string">
            <text:p>0001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7" calcext:value-type="float">
            <text:p>17</text:p>
          </table:table-cell>
          <table:table-cell table:formula="of:=DEC2BIN([.C20];8)" office:value-type="string" office:string-value="00010001" calcext:value-type="string">
            <text:p>0001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L</text:p>
          </table:table-cell>
          <table:table-cell office:value-type="float" office:value="18" calcext:value-type="float">
            <text:p>18</text:p>
          </table:table-cell>
          <table:table-cell table:formula="of:=DEC2BIN([.C21];8)" office:value-type="string" office:string-value="00010010" calcext:value-type="string">
            <text:p>000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lef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R</text:p>
          </table:table-cell>
          <table:table-cell office:value-type="float" office:value="19" calcext:value-type="float">
            <text:p>19</text:p>
          </table:table-cell>
          <table:table-cell table:formula="of:=DEC2BIN([.C22];8)" office:value-type="string" office:string-value="00010011" calcext:value-type="string">
            <text:p>000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righ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table:formula="of:=DEC2BIN([.C23];8)" office:value-type="string" office:string-value="00010100" calcext:value-type="string">
            <text:p>0001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crements the acumulator by one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CF</text:p>
          </table:table-cell>
          <table:table-cell office:value-type="float" office:value="21" calcext:value-type="float">
            <text:p>21</text:p>
          </table:table-cell>
          <table:table-cell table:formula="of:=DEC2BIN([.C24];8)" office:value-type="string" office:string-value="00010101" calcext:value-type="string">
            <text:p>0001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carry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ZF</text:p>
          </table:table-cell>
          <table:table-cell office:value-type="float" office:value="22" calcext:value-type="float">
            <text:p>22</text:p>
          </table:table-cell>
          <table:table-cell table:formula="of:=DEC2BIN([.C25];8)" office:value-type="string" office:string-value="00010110" calcext:value-type="string">
            <text:p>00010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zero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NF</text:p>
          </table:table-cell>
          <table:table-cell office:value-type="float" office:value="23" calcext:value-type="float">
            <text:p>23</text:p>
          </table:table-cell>
          <table:table-cell table:formula="of:=DEC2BIN([.C26];8)" office:value-type="string" office:string-value="00010111" calcext:value-type="string">
            <text:p>0001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negative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OF</text:p>
          </table:table-cell>
          <table:table-cell office:value-type="float" office:value="24" calcext:value-type="float">
            <text:p>24</text:p>
          </table:table-cell>
          <table:table-cell table:formula="of:=DEC2BIN([.C27];8)" office:value-type="string" office:string-value="00011000" calcext:value-type="string">
            <text:p>00011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overflow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IDF</text:p>
          </table:table-cell>
          <table:table-cell office:value-type="float" office:value="25" calcext:value-type="float">
            <text:p>25</text:p>
          </table:table-cell>
          <table:table-cell table:formula="of:=DEC2BIN([.C28];8)" office:value-type="string" office:string-value="00011001" calcext:value-type="string">
            <text:p>00011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interrupt disable flag (this will allow interrupts)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CF</text:p>
          </table:table-cell>
          <table:table-cell office:value-type="float" office:value="26" calcext:value-type="float">
            <text:p>26</text:p>
          </table:table-cell>
          <table:table-cell table:formula="of:=DEC2BIN([.C29];8)" office:value-type="string" office:string-value="00011010" calcext:value-type="string">
            <text:p>0001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carry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ZF</text:p>
          </table:table-cell>
          <table:table-cell office:value-type="float" office:value="27" calcext:value-type="float">
            <text:p>27</text:p>
          </table:table-cell>
          <table:table-cell table:formula="of:=DEC2BIN([.C30];8)" office:value-type="string" office:string-value="00011011" calcext:value-type="string">
            <text:p>0001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zero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NF</text:p>
          </table:table-cell>
          <table:table-cell office:value-type="float" office:value="28" calcext:value-type="float">
            <text:p>28</text:p>
          </table:table-cell>
          <table:table-cell table:formula="of:=DEC2BIN([.C31];8)" office:value-type="string" office:string-value="00011100" calcext:value-type="string">
            <text:p>0001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negative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OF</text:p>
          </table:table-cell>
          <table:table-cell office:value-type="float" office:value="29" calcext:value-type="float">
            <text:p>29</text:p>
          </table:table-cell>
          <table:table-cell table:formula="of:=DEC2BIN([.C32];8)" office:value-type="string" office:string-value="00011101" calcext:value-type="string">
            <text:p>00011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overflow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IDF</text:p>
          </table:table-cell>
          <table:table-cell office:value-type="float" office:value="30" calcext:value-type="float">
            <text:p>30</text:p>
          </table:table-cell>
          <table:table-cell table:formula="of:=DEC2BIN([.C33];8)" office:value-type="string" office:string-value="00011110" calcext:value-type="string">
            <text:p>0001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terrupt disable flag (this will not allow interrupts)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A</text:p>
          </table:table-cell>
          <table:table-cell office:value-type="float" office:value="31" calcext:value-type="float">
            <text:p>31</text:p>
          </table:table-cell>
          <table:table-cell table:formula="of:=DEC2BIN([.C34];8)" office:value-type="string" office:string-value="00011111" calcext:value-type="string">
            <text:p>00011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2" calcext:value-type="float">
            <text:p>32</text:p>
          </table:table-cell>
          <table:table-cell table:formula="of:=DEC2BIN([.C35];8)" office:value-type="string" office:string-value="00100000" calcext:value-type="string">
            <text:p>0010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3" calcext:value-type="float">
            <text:p>33</text:p>
          </table:table-cell>
          <table:table-cell table:formula="of:=DEC2BIN([.C36];8)" office:value-type="string" office:string-value="00100001" calcext:value-type="string">
            <text:p>0010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X</text:p>
          </table:table-cell>
          <table:table-cell office:value-type="float" office:value="34" calcext:value-type="float">
            <text:p>34</text:p>
          </table:table-cell>
          <table:table-cell table:formula="of:=DEC2BIN([.C37];8)" office:value-type="string" office:string-value="00100010" calcext:value-type="string">
            <text:p>0010001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5" calcext:value-type="float">
            <text:p>35</text:p>
          </table:table-cell>
          <table:table-cell table:formula="of:=DEC2BIN([.C38];8)" office:value-type="string" office:string-value="00100011" calcext:value-type="string">
            <text:p>00100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6" calcext:value-type="float">
            <text:p>36</text:p>
          </table:table-cell>
          <table:table-cell table:formula="of:=DEC2BIN([.C39];8)" office:value-type="string" office:string-value="00100100" calcext:value-type="string">
            <text:p>00100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Y</text:p>
          </table:table-cell>
          <table:table-cell office:value-type="float" office:value="37" calcext:value-type="float">
            <text:p>37</text:p>
          </table:table-cell>
          <table:table-cell table:formula="of:=DEC2BIN([.C40];8)" office:value-type="string" office:string-value="00100101" calcext:value-type="string">
            <text:p>0010010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8" calcext:value-type="float">
            <text:p>38</text:p>
          </table:table-cell>
          <table:table-cell table:formula="of:=DEC2BIN([.C41];8)" office:value-type="string" office:string-value="00100110" calcext:value-type="string">
            <text:p>001001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9" calcext:value-type="float">
            <text:p>39</text:p>
          </table:table-cell>
          <table:table-cell table:formula="of:=DEC2BIN([.C42];8)" office:value-type="string" office:string-value="00100111" calcext:value-type="string">
            <text:p>001001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A</text:p>
          </table:table-cell>
          <table:table-cell office:value-type="float" office:value="40" calcext:value-type="float">
            <text:p>40</text:p>
          </table:table-cell>
          <table:table-cell table:formula="of:=DEC2BIN([.C43];8)" office:value-type="string" office:string-value="00101000" calcext:value-type="string">
            <text:p>00101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1" calcext:value-type="float">
            <text:p>41</text:p>
          </table:table-cell>
          <table:table-cell table:formula="of:=DEC2BIN([.C44];8)" office:value-type="string" office:string-value="00101001" calcext:value-type="string">
            <text:p>00101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X</text:p>
          </table:table-cell>
          <table:table-cell office:value-type="float" office:value="42" calcext:value-type="float">
            <text:p>42</text:p>
          </table:table-cell>
          <table:table-cell table:formula="of:=DEC2BIN([.C45];8)" office:value-type="string" office:string-value="00101010" calcext:value-type="string">
            <text:p>00101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3" calcext:value-type="float">
            <text:p>43</text:p>
          </table:table-cell>
          <table:table-cell table:formula="of:=DEC2BIN([.C46];8)" office:value-type="string" office:string-value="00101011" calcext:value-type="string">
            <text:p>00101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Y</text:p>
          </table:table-cell>
          <table:table-cell office:value-type="float" office:value="44" calcext:value-type="float">
            <text:p>44</text:p>
          </table:table-cell>
          <table:table-cell table:formula="of:=DEC2BIN([.C47];8)" office:value-type="string" office:string-value="00101100" calcext:value-type="string">
            <text:p>0010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5" calcext:value-type="float">
            <text:p>45</text:p>
          </table:table-cell>
          <table:table-cell table:formula="of:=DEC2BIN([.C48];8)" office:value-type="string" office:string-value="00101101" calcext:value-type="string">
            <text:p>0010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X</text:p>
          </table:table-cell>
          <table:table-cell office:value-type="float" office:value="46" calcext:value-type="float">
            <text:p>46</text:p>
          </table:table-cell>
          <table:table-cell table:formula="of:=DEC2BIN([.C49];8)" office:value-type="string" office:string-value="00101110" calcext:value-type="string">
            <text:p>001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X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Y</text:p>
          </table:table-cell>
          <table:table-cell office:value-type="float" office:value="47" calcext:value-type="float">
            <text:p>47</text:p>
          </table:table-cell>
          <table:table-cell table:formula="of:=DEC2BIN([.C50];8)" office:value-type="string" office:string-value="00101111" calcext:value-type="string">
            <text:p>00101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A</text:p>
          </table:table-cell>
          <table:table-cell office:value-type="float" office:value="48" calcext:value-type="float">
            <text:p>48</text:p>
          </table:table-cell>
          <table:table-cell table:formula="of:=DEC2BIN([.C51];8)" office:value-type="string" office:string-value="00110000" calcext:value-type="string">
            <text:p>00110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Y</text:p>
          </table:table-cell>
          <table:table-cell office:value-type="float" office:value="49" calcext:value-type="float">
            <text:p>49</text:p>
          </table:table-cell>
          <table:table-cell table:formula="of:=DEC2BIN([.C52];8)" office:value-type="string" office:string-value="00110001" calcext:value-type="string">
            <text:p>0011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A</text:p>
          </table:table-cell>
          <table:table-cell office:value-type="float" office:value="50" calcext:value-type="float">
            <text:p>50</text:p>
          </table:table-cell>
          <table:table-cell table:formula="of:=DEC2BIN([.C53];8)" office:value-type="string" office:string-value="00110010" calcext:value-type="string">
            <text:p>001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X</text:p>
          </table:table-cell>
          <table:table-cell office:value-type="float" office:value="51" calcext:value-type="float">
            <text:p>51</text:p>
          </table:table-cell>
          <table:table-cell table:formula="of:=DEC2BIN([.C54];8)" office:value-type="string" office:string-value="00110011" calcext:value-type="string">
            <text:p>001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register X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A</text:p>
          </table:table-cell>
          <table:table-cell office:value-type="float" office:value="52" calcext:value-type="float">
            <text:p>52</text:p>
          </table:table-cell>
          <table:table-cell table:formula="of:=DEC2BIN([.C55];8)" office:value-type="string" office:string-value="00110100" calcext:value-type="string">
            <text:p>0011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acumulato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S</text:p>
          </table:table-cell>
          <table:table-cell office:value-type="float" office:value="53" calcext:value-type="float">
            <text:p>53</text:p>
          </table:table-cell>
          <table:table-cell table:formula="of:=DEC2BIN([.C56];8)" office:value-type="string" office:string-value="00110101" calcext:value-type="string">
            <text:p>0011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processor status registe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X</text:p>
          </table:table-cell>
          <table:table-cell office:value-type="float" office:value="54" calcext:value-type="float">
            <text:p>54</text:p>
          </table:table-cell>
          <table:table-cell table:formula="of:=DEC2BIN([.C57];8)" office:value-type="string" office:string-value="00110110" calcext:value-type="string">
            <text:p>00110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X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Y</text:p>
          </table:table-cell>
          <table:table-cell office:value-type="float" office:value="55" calcext:value-type="float">
            <text:p>55</text:p>
          </table:table-cell>
          <table:table-cell table:formula="of:=DEC2BIN([.C58];8)" office:value-type="string" office:string-value="00110111" calcext:value-type="string">
            <text:p>0011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Y to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A</text:p>
          </table:table-cell>
          <table:table-cell office:value-type="float" office:value="56" calcext:value-type="float">
            <text:p>56</text:p>
          </table:table-cell>
          <table:table-cell table:formula="of:=DEC2BIN([.C59];8)" office:value-type="string" office:string-value="00111000" calcext:value-type="string">
            <text:p>00111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acumulato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S</text:p>
          </table:table-cell>
          <table:table-cell office:value-type="float" office:value="57" calcext:value-type="float">
            <text:p>57</text:p>
          </table:table-cell>
          <table:table-cell table:formula="of:=DEC2BIN([.C60];8)" office:value-type="string" office:string-value="00111001" calcext:value-type="string">
            <text:p>00111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processor status registe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X</text:p>
          </table:table-cell>
          <table:table-cell office:value-type="float" office:value="58" calcext:value-type="float">
            <text:p>58</text:p>
          </table:table-cell>
          <table:table-cell table:formula="of:=DEC2BIN([.C61];8)" office:value-type="string" office:string-value="00111010" calcext:value-type="string">
            <text:p>0011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X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Y</text:p>
          </table:table-cell>
          <table:table-cell office:value-type="float" office:value="59" calcext:value-type="float">
            <text:p>59</text:p>
          </table:table-cell>
          <table:table-cell table:formula="of:=DEC2BIN([.C62];8)" office:value-type="string" office:string-value="00111011" calcext:value-type="string">
            <text:p>0011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Y from the stack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NOP</text:p>
          </table:table-cell>
          <table:table-cell office:value-type="float" office:value="60" calcext:value-type="float">
            <text:p>60</text:p>
          </table:table-cell>
          <table:table-cell table:formula="of:=DEC2BIN([.C63];8)" office:value-type="string" office:string-value="00111100" calcext:value-type="string">
            <text:p>0011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3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JMP</text:p>
          </table:table-cell>
          <table:table-cell office:value-type="float" office:value="61" calcext:value-type="float">
            <text:p>61</text:p>
          </table:table-cell>
          <table:table-cell table:formula="of:=DEC2BIN([.C64];8)" office:value-type="string" office:string-value="00111101" calcext:value-type="string">
            <text:p>00111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44"/>
          <table:table-cell office:value-type="float" office:value="62" calcext:value-type="float">
            <text:p>62</text:p>
          </table:table-cell>
          <table:table-cell table:formula="of:=DEC2BIN([.C65];8)" office:value-type="string" office:string-value="00111110" calcext:value-type="string">
            <text:p>00111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 table:number-columns-spanned="1" table:number-rows-spanned="2">
            <text:p>JSR</text:p>
          </table:table-cell>
          <table:table-cell office:value-type="float" office:value="63" calcext:value-type="float">
            <text:p>63</text:p>
          </table:table-cell>
          <table:table-cell table:formula="of:=DEC2BIN([.C66];8)" office:value-type="string" office:string-value="00111111" calcext:value-type="string">
            <text:p>00111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64" calcext:value-type="float">
            <text:p>64</text:p>
          </table:table-cell>
          <table:table-cell table:formula="of:=DEC2BIN([.C67];8)" office:value-type="string" office:string-value="01000000" calcext:value-type="string">
            <text:p>01000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table-cell table:style-name="ce18" office:value-type="string" calcext:value-type="string">
            <text:p>RET</text:p>
          </table:table-cell>
          <table:table-cell office:value-type="float" office:value="65" calcext:value-type="float">
            <text:p>65</text:p>
          </table:table-cell>
          <table:table-cell table:formula="of:=DEC2BIN([.C68];8)" office:value-type="string" office:string-value="01000001" calcext:value-type="string">
            <text:p>0100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4">
          <table:table-cell/>
          <table:table-cell table:style-name="ce18" office:value-type="string" calcext:value-type="string">
            <text:p>RETI</text:p>
          </table:table-cell>
          <table:table-cell office:value-type="float" office:value="66" calcext:value-type="float">
            <text:p>66</text:p>
          </table:table-cell>
          <table:table-cell table:formula="of:=DEC2BIN([.C69];8)" office:value-type="string" office:string-value="01000010" calcext:value-type="string">
            <text:p>0100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CC</text:p>
          </table:table-cell>
          <table:table-cell office:value-type="float" office:value="67" calcext:value-type="float">
            <text:p>67</text:p>
          </table:table-cell>
          <table:table-cell table:formula="of:=DEC2BIN([.C70];8)" office:value-type="string" office:string-value="01000011" calcext:value-type="string">
            <text:p>01000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68" calcext:value-type="float">
            <text:p>68</text:p>
          </table:table-cell>
          <table:table-cell table:formula="of:=DEC2BIN([.C71];8)" office:value-type="string" office:string-value="01000100" calcext:value-type="string">
            <text:p>01000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CS</text:p>
          </table:table-cell>
          <table:table-cell office:value-type="float" office:value="69" calcext:value-type="float">
            <text:p>69</text:p>
          </table:table-cell>
          <table:table-cell table:formula="of:=DEC2BIN([.C72];8)" office:value-type="string" office:string-value="01000101" calcext:value-type="string">
            <text:p>0100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0" calcext:value-type="float">
            <text:p>70</text:p>
          </table:table-cell>
          <table:table-cell table:formula="of:=DEC2BIN([.C73];8)" office:value-type="string" office:string-value="01000110" calcext:value-type="string">
            <text:p>0100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ZC</text:p>
          </table:table-cell>
          <table:table-cell office:value-type="float" office:value="71" calcext:value-type="float">
            <text:p>71</text:p>
          </table:table-cell>
          <table:table-cell table:formula="of:=DEC2BIN([.C74];8)" office:value-type="string" office:string-value="01000111" calcext:value-type="string">
            <text:p>01000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2" calcext:value-type="float">
            <text:p>72</text:p>
          </table:table-cell>
          <table:table-cell table:formula="of:=DEC2BIN([.C75];8)" office:value-type="string" office:string-value="01001000" calcext:value-type="string">
            <text:p>01001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ZS</text:p>
          </table:table-cell>
          <table:table-cell office:value-type="float" office:value="73" calcext:value-type="float">
            <text:p>73</text:p>
          </table:table-cell>
          <table:table-cell table:formula="of:=DEC2BIN([.C76];8)" office:value-type="string" office:string-value="01001001" calcext:value-type="string">
            <text:p>01001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4" calcext:value-type="float">
            <text:p>74</text:p>
          </table:table-cell>
          <table:table-cell table:formula="of:=DEC2BIN([.C77];8)" office:value-type="string" office:string-value="01001010" calcext:value-type="string">
            <text:p>01001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NC</text:p>
          </table:table-cell>
          <table:table-cell office:value-type="float" office:value="75" calcext:value-type="float">
            <text:p>75</text:p>
          </table:table-cell>
          <table:table-cell table:formula="of:=DEC2BIN([.C78];8)" office:value-type="string" office:string-value="01001011" calcext:value-type="string">
            <text:p>01001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6" calcext:value-type="float">
            <text:p>76</text:p>
          </table:table-cell>
          <table:table-cell table:formula="of:=DEC2BIN([.C79];8)" office:value-type="string" office:string-value="01001100" calcext:value-type="string">
            <text:p>01001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NS</text:p>
          </table:table-cell>
          <table:table-cell office:value-type="float" office:value="77" calcext:value-type="float">
            <text:p>77</text:p>
          </table:table-cell>
          <table:table-cell table:formula="of:=DEC2BIN([.C80];8)" office:value-type="string" office:string-value="01001101" calcext:value-type="string">
            <text:p>01001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8" calcext:value-type="float">
            <text:p>78</text:p>
          </table:table-cell>
          <table:table-cell table:formula="of:=DEC2BIN([.C81];8)" office:value-type="string" office:string-value="01001110" calcext:value-type="string">
            <text:p>01001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OC</text:p>
          </table:table-cell>
          <table:table-cell office:value-type="float" office:value="79" calcext:value-type="float">
            <text:p>79</text:p>
          </table:table-cell>
          <table:table-cell table:formula="of:=DEC2BIN([.C82];8)" office:value-type="string" office:string-value="01001111" calcext:value-type="string">
            <text:p>01001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80" calcext:value-type="float">
            <text:p>80</text:p>
          </table:table-cell>
          <table:table-cell table:formula="of:=DEC2BIN([.C83];8)" office:value-type="string" office:string-value="01010000" calcext:value-type="string">
            <text:p>01010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OS</text:p>
          </table:table-cell>
          <table:table-cell office:value-type="float" office:value="81" calcext:value-type="float">
            <text:p>81</text:p>
          </table:table-cell>
          <table:table-cell table:formula="of:=DEC2BIN([.C84];8)" office:value-type="string" office:string-value="01010001" calcext:value-type="string">
            <text:p>01010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82" calcext:value-type="float">
            <text:p>82</text:p>
          </table:table-cell>
          <table:table-cell table:formula="of:=DEC2BIN([.C85];8)" office:value-type="string" office:string-value="01010010" calcext:value-type="string">
            <text:p>01010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4:33:29.083964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4:56:49.781222099</meta:creation-date>
    <dc:date>2020-04-06T17:54:00.124641781</dc:date>
    <meta:editing-duration>PT4H58M38S</meta:editing-duration>
    <meta:editing-cycles>8</meta:editing-cycles>
    <meta:generator>LibreOffice/6.4.2.2$Linux_X86_64 LibreOffice_project/40$Build-2</meta:generator>
    <meta:document-statistic meta:table-count="1" meta:cell-count="403" meta:object-count="0"/>
  </office:meta>
</office:document-meta>
</file>